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leTests.expectNe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ampleTests.verif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ampleTests.repeatedAccessToResponseVia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ampleTests.expectNeverViol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entInterceptor.intercept( HttpRequest request , byte [ ] body , ClientHttpRequestExecution execu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mpleTests.perform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ampleTests.performGetManyTi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entInterceptor.ContentInterceptor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Tests.performGetWithResponseBodyFrom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